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officeooo:rsid="001a6949" officeooo:paragraph-rsid="001a6949" style:font-name-asian="Arial1" style:font-name-complex="Arial1"/>
    </style:style>
    <style:style style:name="P7" style:family="paragraph" style:parent-style-name="Standard">
      <style:text-properties style:font-name="Arial" officeooo:rsid="001b3c34" officeooo:paragraph-rsid="001b3c34" style:font-name-asian="Arial1" style:font-name-complex="Arial1"/>
    </style:style>
    <style:style style:name="P8" style:family="paragraph" style:parent-style-name="Standard">
      <style:text-properties style:font-name="Arial" officeooo:rsid="001bba24" officeooo:paragraph-rsid="001bba24" style:font-name-asian="Arial1" style:font-name-complex="Arial1"/>
    </style:style>
    <style:style style:name="P9" style:family="paragraph" style:parent-style-name="Standard">
      <style:text-properties style:font-name="Arial" officeooo:rsid="001c2eec" officeooo:paragraph-rsid="001c2eec" style:font-name-asian="Arial1" style:font-name-complex="Arial1"/>
    </style:style>
    <style:style style:name="P10" style:family="paragraph" style:parent-style-name="Standard">
      <style:text-properties style:font-name="Arial" officeooo:rsid="001de955" officeooo:paragraph-rsid="001de955" style:font-name-asian="Arial1" style:font-name-complex="Arial1"/>
    </style:style>
    <style:style style:name="P11" style:family="paragraph" style:parent-style-name="Standard">
      <style:text-properties style:font-name="Arial" officeooo:rsid="001fb2a1" officeooo:paragraph-rsid="001fb2a1" style:font-name-asian="Arial1" style:font-name-complex="Arial1"/>
    </style:style>
    <style:style style:name="P12" style:family="paragraph" style:parent-style-name="Standard">
      <style:text-properties officeooo:rsid="001c2eec" officeooo:paragraph-rsid="001c2eec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officeooo:rsid="001c2e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Hello World</text:p>
      <text:p text:style-name="P1">D) Compilation Fails</text:p>
      <text:p text:style-name="P6">Answer:C</text:p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IDEAL</text:p>
      <text:p text:style-name="P1">C) IDEA</text:p>
      <text:p text:style-name="P1">D) Compilation Fails</text:p>
      <text:p text:style-name="P1"/>
      <text:p text:style-name="P6">Answer:B</text:p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HellotestWorld</text:p>
      <text:p text:style-name="P1">C) Compilation fails</text:p>
      <text:p text:style-name="P1">D) Runtime error</text:p>
      <text:p text:style-name="P7">Answer:B</text:p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3</text:p>
      <text:p text:style-name="P1">C) Compilation fails</text:p>
      <text:p text:style-name="P1">D) runtime error</text:p>
      <text:p text:style-name="P1"/>
      <text:p text:style-name="P7">Answer:B</text:p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7">Answer:A</text:p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dooG</text:p>
      <text:p text:style-name="P1">B) Good</text:p>
      <text:p text:style-name="P1">C) Compilation fails</text:p>
      <text:p text:style-name="P1">D) runtime error</text:p>
      <text:p text:style-name="P7">Answer:A</text:p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1">C) 9String71</text:p>
      <text:p text:style-name="P1">D) 54String8</text:p>
      <text:p text:style-name="P1"/>
      <text:p text:style-name="P7">Answer:C</text:p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str.addAtIndex(5,"test");</text:p>
      <text:p text:style-name="P2">}</text:p>
      <text:p text:style-name="P2">}</text:p>
      <text:p text:style-name="P1"><text:soft-page-break/>A) HellotestWorld</text:p>
      <text:p text:style-name="P1">B) Hellotest</text:p>
      <text:p text:style-name="P1">C) Compilation fails</text:p>
      <text:p text:style-name="P1">D) runtime error</text:p>
      <text:p text:style-name="P1"/>
      <text:p text:style-name="P8">Answer:C</text:p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A) Overridden:hello(String,</text:p>
      <text:p text:style-name="P1">Integer[])</text:p>
      <text:p text:style-name="P1">B) hello (String, Integer[])</text:p>
      <text:p text:style-name="P1"><text:soft-page-break/>C) This code throws exception at run time</text:p>
      <text:p text:style-name="P1">D) compile time error</text:p>
      <text:p text:style-name="P8">Answer:D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">E) E</text:p>
      <text:p text:style-name="P1"/>
      <text:p text:style-name="P8">Answer:D</text:p>
      <text:p text:style-name="P1"/>
      <text:p text:style-name="P2">11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8">Answer:B</text:p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<text:soft-page-break/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Infinity</text:p>
      <text:p text:style-name="P1">D) Exception Error</text:p>
      <text:p text:style-name="P1"/>
      <text:p text:style-name="P8">Answer:C</text:p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1">C) Compilation fails</text:p>
      <text:p text:style-name="P1">D) OurCreatedException thrown at run time</text:p>
      <text:p text:style-name="P8">Answer:C</text:p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ClassCastException</text:p>
      <text:p text:style-name="P1">C) InputMisMatchException</text:p>
      <text:p text:style-name="P1">D) None of the above</text:p>
      <text:p text:style-name="P1"/>
      <text:p text:style-name="P8">Answer:B</text:p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Hello</text:p>
      <text:p text:style-name="P1">C) ArithmeticException</text:p>
      <text:p text:style-name="P1"><text:soft-page-break/>D) Compilation fails</text:p>
      <text:p text:style-name="P1"/>
      <text:p text:style-name="P8">Answer:B</text:p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1">B) ArrayIndexOutOfBoundsException</text:p>
      <text:p text:style-name="P1">C) both a &amp; b</text:p>
      <text:p text:style-name="P1">D) none of the above mentioned</text:p>
      <text:p text:style-name="P1"/>
      <text:p text:style-name="P8">Answer:<text:span text:style-name="T3">B</text:span></text:p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<text:soft-page-break/>16. File f1 = new File(dir, "f1.txt");</text:p>
      <text:p text:style-name="P2"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E</text:p>
      <text:p text:style-name="P1"/>
      <text:p text:style-name="P10">Answer:E</text:p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<text:soft-page-break/>}}</text:p>
      <text:p text:style-name="P1">A) create directory "test" and a file name as "test.txt</text:p>
      <text:p text:style-name="P1">B) java.io.IOException</text:p>
      <text:p text:style-name="P1">C) Compile with error</text:p>
      <text:p text:style-name="P1">D) None of the above</text:p>
      <text:p text:style-name="P11">Answer:B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All of the above</text:p>
      <text:p text:style-name="P10">Answer:d</text:p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10">Answer:Singleton Pattern</text:p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<text:soft-page-break/>}</text:p>
      <text:p text:style-name="P2">}</text:p>
      <text:p text:style-name="P2"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Error</text:p>
      <text:p text:style-name="P1">b) Hello</text:p>
      <text:p text:style-name="P1">c) 36</text:p>
      <text:p text:style-name="P1">d) Hello 36</text:p>
      <text:p text:style-name="P10">Answer:a</text:p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<text:soft-page-break/>Collections.sort(list);</text:p>
      <text:p text:style-name="P2">while(i.hasNext())</text:p>
      <text:p text:style-name="P2"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 1 2 5 8</text:p>
      <text:p text:style-name="P1">d) 2 1 8 5</text:p>
      <text:p text:style-name="P9">Answer:c</text:p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{0, 1, 3, 4}</text:p>
      <text:p text:style-name="P1">b) {0, 1, 2, 4}</text:p>
      <text:p text:style-name="P1">c) {0, 1, 2, 3, 4}</text:p>
      <text:p text:style-name="P1">d) {0, 0, 0, 3, 4}</text:p>
      <text:p text:style-name="P12">Answer: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22:37:30.986381661</dc:date>
    <meta:editing-duration>PT10M25S</meta:editing-duration>
    <meta:editing-cycles>1</meta:editing-cycles>
    <meta:document-statistic meta:table-count="0" meta:image-count="0" meta:object-count="0" meta:page-count="12" meta:paragraph-count="347" meta:word-count="1172" meta:character-count="7404" meta:non-whitespace-character-count="6578"/>
  </office:meta>
</office:document-meta>
</file>